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72cm" svg:x="0.866cm" svg:y="2.068cm" presentation:class="title" presentation:user-transformed="true">
          <draw:text-box>
            <text:p text:style-name="P1"><text:span text:style-name="T1">Case Thread AI</text:span></text:p>
          </draw:text-box>
        </draw:frame>
        <draw:frame draw:name="Google Shape;55;p13" presentation:style-name="pr2" draw:text-style-name="P3" xml:id="id5" draw:id="id5" draw:layer="layout" svg:width="23.667cm" svg:height="2.201cm" svg:x="0.866cm" svg:y="12.086cm" presentation:class="subtitle" presentation:user-transformed="true">
          <draw:text-box>
            <text:p text:style-name="P1"><text:span text:style-name="T2">Gaurang &amp; Ryan M</text:span></text:p>
          </draw:text-box>
        </draw:frame>
        <draw:custom-shape draw:name="Google Shape;56;p13" draw:style-name="gr1" draw:text-style-name="P5" xml:id="id2" draw:id="id2" draw:layer="layout" svg:width="5.782cm" svg:height="1.525cm" svg:x="6.639cm" svg:y="6.374cm">
          <text:p text:style-name="P4"><text:span text:style-name="T3">Generative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xml:id="id1" draw:id="id1" draw:layer="layout" svg:width="6.349cm" svg:height="1.525cm" svg:x="0cm" svg:y="6.374cm">
          <text:p text:style-name="P4"><text:span text:style-name="T3">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5" xml:id="id3" draw:id="id3" draw:layer="layout" svg:width="11.915cm" svg:height="1.525cm" svg:x="13.484cm" svg:y="6.374cm">
          <text:p text:style-name="P4"><text:span text:style-name="T3">Legal Document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5" xml:id="id4" draw:id="id4" draw:layer="layout" svg:width="13.565cm" svg:height="1.525cm" svg:x="5.917cm" svg:y="8.804cm">
          <text:p text:style-name="P4"><text:span text:style-name="T3">Built Specifically For IP Attorne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designed CaseThread AI to answer a simple question:&#10;" draw:style-name="dp1" draw:master-page-name="TITLE_5f_AND_5f_BODY" presentation:presentation-page-layout-name="AL2T1">
        <draw:frame draw:name="Google Shape;64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We designed CaseThread AI to answer a simple question:</text:span><text:span text:style-name="T4"><text:line-break/></text:span><text:span text:style-name="T4"/></text:p>
          </draw:text-box>
        </draw:frame>
        <draw:frame draw:name="Google Shape;65;p14" presentation:style-name="pr5" draw:text-style-name="P10" xml:id="id6" draw:id="id6" draw:layer="layout" svg:width="23.667cm" svg:height="9.489cm" svg:x="0.866cm" svg:y="3.201cm" presentation:class="outline" presentation:user-transformed="true">
          <draw:text-box>
            <text:p text:style-name="P8"><text:span text:style-name="T3">How can we harness the power of generative AI for IP attorneys?</text:span></text:p>
            <text:p text:style-name="P9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1;g344bfd93211_0_0:notes" draw:style-name="gr2" draw:layer="layout" svg:width="16.932cm" svg:height="9.524cm" svg:x="1.059cm" svg:y="1.905cm" draw:page-number="2" presentation:class="page"/>
          <draw:frame draw:name="Google Shape;62;g344bfd93211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?" draw:style-name="dp1" draw:master-page-name="TITLE_5f_AND_5f_BODY" presentation:presentation-page-layout-name="AL2T1">
        <draw:frame draw:name="Google Shape;70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Why?</text:span></text:p>
          </draw:text-box>
        </draw:frame>
        <draw:frame draw:name="Google Shape;71;p15" presentation:style-name="pr5" draw:text-style-name="P10" xml:id="id7" draw:id="id7" draw:layer="layout" svg:width="23.667cm" svg:height="1.59cm" svg:x="0.866cm" svg:y="3.201cm" presentation:class="outline" presentation:user-transformed="true">
          <draw:text-box>
            <text:p text:style-name="P11"><text:span text:style-name="T6">IP Attorneys are drowning in paperwork.</text:span></text:p>
          </draw:text-box>
        </draw:frame>
        <draw:custom-shape draw:name="Google Shape;72;p15" draw:style-name="gr1" draw:text-style-name="P5" xml:id="id8" draw:id="id8" draw:layer="layout" svg:width="17.482cm" svg:height="1.356cm" svg:x="0.866cm" svg:y="4.792cm">
          <text:p text:style-name="P4"><text:span text:style-name="T6">IP Attorneys need intelligent document organiz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5" xml:id="id9" draw:id="id9" draw:layer="layout" svg:width="20.657cm" svg:height="1.356cm" svg:x="0.866cm" svg:y="6.16cm">
          <text:p text:style-name="P4"><text:span text:style-name="T6">IP Attorneys need to be in complete control of their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7;g344bfd93211_0_6:notes" draw:style-name="gr2" draw:layer="layout" svg:width="16.932cm" svg:height="9.524cm" svg:x="1.059cm" svg:y="1.905cm" draw:page-number="3" presentation:class="page"/>
          <draw:frame draw:name="Google Shape;68;g344bfd93211_0_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?" draw:style-name="dp1" draw:master-page-name="TITLE_5f_AND_5f_BODY" presentation:presentation-page-layout-name="AL2T1">
        <draw:frame draw:name="Google Shape;78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What?</text:span></text:p>
          </draw:text-box>
        </draw:frame>
        <draw:frame draw:name="Google Shape;79;p16" presentation:style-name="pr5" draw:text-style-name="P10" xml:id="id10" draw:id="id10" draw:layer="layout" svg:width="23.667cm" svg:height="1.375cm" svg:x="0.866cm" svg:y="3.201cm" presentation:class="outline" presentation:user-transformed="true">
          <draw:text-box>
            <text:p text:style-name="P11"><text:span text:style-name="T6">We help IP Attorneys acquire the most valuable of assets…</text:span></text:p>
          </draw:text-box>
        </draw:frame>
        <draw:custom-shape draw:name="Google Shape;80;p16" draw:style-name="gr1" draw:text-style-name="P5" xml:id="id11" draw:id="id11" draw:layer="layout" svg:width="20.204cm" svg:height="1.778cm" svg:x="0.866cm" svg:y="4.963cm">
          <text:p text:style-name="P4"><text:span text:style-name="T7">More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1" draw:text-style-name="P5" xml:id="id12" draw:id="id12" draw:layer="layout" svg:width="22.76cm" svg:height="1.778cm" svg:x="0.866cm" svg:y="7.144cm">
          <text:p text:style-name="P4"><text:span text:style-name="T7">Improved Work Produc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5;g344bfd93211_0_13:notes" draw:style-name="gr2" draw:layer="layout" svg:width="16.932cm" svg:height="9.524cm" svg:x="1.059cm" svg:y="1.905cm" draw:page-number="4" presentation:class="page"/>
          <draw:frame draw:name="Google Shape;76;g344bfd93211_0_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?" draw:style-name="dp1" draw:master-page-name="TITLE_5f_AND_5f_BODY" presentation:presentation-page-layout-name="AL2T1">
        <draw:frame draw:name="Google Shape;86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How?</text:span></text:p>
          </draw:text-box>
        </draw:frame>
        <draw:frame draw:name="Google Shape;87;p17" presentation:style-name="pr9" draw:text-style-name="P10" draw:layer="layout" svg:width="23.667cm" svg:height="1.375cm" svg:x="0.866cm" svg:y="3.201cm" presentation:class="outline" presentation:user-transformed="true">
          <draw:text-box>
            <text:p text:style-name="P11"><text:span text:style-name="T3">CaseThread AI</text:span></text:p>
          </draw:text-box>
        </draw:frame>
        <draw:custom-shape draw:name="Google Shape;88;p17" draw:style-name="gr1" draw:text-style-name="P5" xml:id="id13" draw:id="id13" draw:layer="layout" svg:width="22.472cm" svg:height="1.271cm" svg:x="1.278cm" svg:y="4.764cm">
          <text:list text:style-name="L8">
            <text:list-item>
              <text:p text:style-name="P12"><text:span text:style-name="T5">Saves IP Attorneys Dozens of Hours a Week on Document Generatio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1" draw:text-style-name="P5" xml:id="id15" draw:id="id15" draw:layer="layout" svg:width="17.853cm" svg:height="1.271cm" svg:x="0cm" svg:y="7.423cm">
          <text:list text:style-name="L9">
            <text:list-item>
              <text:p text:style-name="P12"><text:span text:style-name="T5">Intelligently Organizes Attorney Document Sto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5" xml:id="id16" draw:id="id16" draw:layer="layout" svg:width="18.719cm" svg:height="1.271cm" svg:x="1.278cm" svg:y="8.705cm">
          <text:list text:style-name="L8">
            <text:list-item>
              <text:p text:style-name="P12"><text:span text:style-name="T5">Client Data Never Leaves The Offi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1" draw:text-style-name="P5" xml:id="id14" draw:id="id14" draw:layer="layout" svg:width="21.729cm" svg:height="1.271cm" svg:x="3.051cm" svg:y="6.14cm">
          <text:list text:style-name="L8">
            <text:list-item>
              <text:p text:style-name="P12"><text:span text:style-name="T5">By Turbocharging Their Workflow with Context Aware AI To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3;g344bfd93211_0_19:notes" draw:style-name="gr2" draw:layer="layout" svg:width="16.932cm" svg:height="9.524cm" svg:x="1.059cm" svg:y="1.905cm" draw:page-number="5" presentation:class="page"/>
          <draw:frame draw:name="Google Shape;84;g344bfd93211_0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by Gaurang:" draw:style-name="dp1" draw:master-page-name="TITLE_5f_AND_5f_BODY" presentation:presentation-page-layout-name="AL2T1">
        <draw:frame draw:name="Google Shape;96;p18" presentation:style-name="pr11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Demo by Gaurang:</text:span></text:p>
          </draw:text-box>
        </draw:frame>
        <draw:frame draw:name="Google Shape;97;p18" presentation:style-name="pr12" draw:text-style-name="P13" xml:id="id17" draw:id="id17" draw:layer="layout" svg:width="23.667cm" svg:height="9.489cm" svg:x="0.866cm" svg:y="3.201cm" presentation:class="outline" presentation:placeholder="true" presentation:user-transformed="true">
          <draw:text-box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344bfd93211_0_28:notes" draw:style-name="gr2" draw:layer="layout" svg:width="16.932cm" svg:height="9.524cm" svg:x="1.059cm" svg:y="1.905cm" draw:page-number="6" presentation:class="page"/>
          <draw:frame draw:name="Google Shape;94;g344bfd93211_0_2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